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toHexString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toString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teger.parseInt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getInteger( java . lang . String var0 , java . lang . Intege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compareTo( java . lang . 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toOctalString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valueOf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shor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compareTo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getIntege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parseIn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by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Intege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toString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toBinaryString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valueOf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Intege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getInteger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ger.decod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